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4130bb"/>
    </style:style>
    <style:style style:name="P4" style:family="paragraph" style:parent-style-name="Standard">
      <style:text-properties officeooo:rsid="0056ece6" officeooo:paragraph-rsid="0057e000"/>
    </style:style>
    <style:style style:name="P5" style:family="paragraph" style:parent-style-name="Standard">
      <style:text-properties fo:font-style="normal" officeooo:rsid="0057e000" officeooo:paragraph-rsid="004130bb" style:font-style-asian="normal" style:font-style-complex="normal"/>
    </style:style>
    <style:style style:name="P6" style:family="paragraph" style:parent-style-name="Text_20_body">
      <style:paragraph-properties fo:margin-top="0in" fo:margin-bottom="0in" loext:contextual-spacing="false"/>
      <style:text-properties officeooo:paragraph-rsid="004130bb"/>
    </style:style>
    <style:style style:name="P7" style:family="paragraph" style:parent-style-name="Text_20_body">
      <style:paragraph-properties fo:margin-top="0in" fo:margin-bottom="0in" loext:contextual-spacing="false"/>
      <style:text-properties officeooo:rsid="0044c721" officeooo:paragraph-rsid="0044c721"/>
    </style:style>
    <style:style style:name="P8" style:family="paragraph" style:parent-style-name="Standard">
      <style:text-properties officeooo:paragraph-rsid="005f7ffc"/>
    </style:style>
    <style:style style:name="P9" style:family="paragraph" style:parent-style-name="Text_20_body" style:list-style-name="L1">
      <style:paragraph-properties fo:margin-top="0in" fo:margin-bottom="0in" loext:contextual-spacing="false"/>
      <style:text-properties officeooo:paragraph-rsid="005da6e9"/>
    </style:style>
    <style:style style:name="T1" style:family="text">
      <style:text-properties officeooo:rsid="000daaba"/>
    </style:style>
    <style:style style:name="T2" style:family="text">
      <style:text-properties fo:font-style="normal" style:font-style-asian="normal" style:font-style-complex="normal"/>
    </style:style>
    <style:style style:name="T3" style:family="text">
      <style:text-properties fo:font-style="normal" officeooo:rsid="003a73e7" style:font-style-asian="normal" style:font-style-complex="normal"/>
    </style:style>
    <style:style style:name="T4" style:family="text">
      <style:text-properties fo:font-style="normal" officeooo:rsid="004130bb" style:font-style-asian="normal" style:font-style-complex="normal"/>
    </style:style>
    <style:style style:name="T5" style:family="text">
      <style:text-properties fo:font-style="normal" officeooo:rsid="0057e000" style:font-style-asian="normal" style:font-style-complex="normal"/>
    </style:style>
    <style:style style:name="T6"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56ece6"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5888dd"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05da6e9"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5f37f7"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5f7ffc" style:font-size-asian="12pt" style:font-style-asian="normal" style:font-weight-asian="normal" style:font-size-complex="12pt" style:font-style-complex="normal" style:font-weight-complex="normal"/>
    </style:style>
    <style:style style:name="T12" style:family="text">
      <style:text-properties officeooo:rsid="004130bb"/>
    </style:style>
    <style:style style:name="T13" style:family="text">
      <style:text-properties officeooo:rsid="0050f657"/>
    </style:style>
    <style:style style:name="T14" style:family="text">
      <style:text-properties officeooo:rsid="0057e000"/>
    </style:style>
    <style:style style:name="T15" style:family="text">
      <style:text-properties officeooo:rsid="005ad164"/>
    </style:style>
    <style:style style:name="T16" style:family="text">
      <style:text-properties officeooo:rsid="005da6e9"/>
    </style:style>
    <style:style style:name="T17" style:family="text">
      <style:text-properties officeooo:rsid="005f37f7"/>
    </style:style>
    <style:style style:name="T18" style:family="text">
      <style:text-properties officeooo:rsid="005f7ffc"/>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DAT 650</text:span><text:span text:style-name="T4">: </text:span><text:span text:style-name="T5">Advanced Data Analytics</text:span></text:p>
      <text:p text:style-name="P5"/>
      <text:p text:style-name="P8"><text:span text:style-name="T3">Module</text:span><text:span text:style-name="Emphasis"><text:span text:style-name="T6"> </text:span></text:span><text:span text:style-name="Emphasis"><text:span text:style-name="T11">Eight</text:span></text:span><text:span text:style-name="Emphasis"><text:span text:style-name="T8"> - </text:span></text:span><text:span text:style-name="Strong_20_Emphasis"><text:span text:style-name="T7">Data Understanding</text:span></text:span></text:p>
      <text:p text:style-name="P8"><text:span text:style-name="Strong_20_Emphasis"><text:span text:style-name="T9">Communicating the Results</text:span></text:span></text:p>
      <text:p text:style-name="P4"><text:span text:style-name="Emphasis"><text:span text:style-name="T2"/></text:span></text:p>
      <text:p text:style-name="P2"><text:span text:style-name="T15">7/</text:span><text:span text:style-name="T18">25</text:span><text:span text:style-name="T13">/</text:span><text:span text:style-name="T14">20</text:span><text:span text:style-name="T12">22</text:span></text:p>
      <text:p text:style-name="P1"/>
      <text:p text:style-name="P1">Learning Object<text:span text:style-name="T1">i</text:span>ves</text:p>
      <text:p text:style-name="P6"/>
      <text:list xml:id="list3139156115" text:style-name="L1">
        <text:list-item>
          <text:p text:style-name="P9">Articulate how full implementation would meet the needs of the organization</text:p>
        </text:list-item>
      </text:list>
      <text:p text:style-name="P6"/>
      <text:p text:style-name="P7">Module Overview</text:p>
      <text:p text:style-name="P7"/>
      <text:section text:style-name="Sect1" text:name="d2l_read_element_1">
        <text:section text:style-name="Sect1" text:name="Section1">
          <text:section text:style-name="Sect1" text:name="Section2">
            <text:section text:style-name="Sect1" text:name="Section3">
              <text:section text:style-name="Sect1" text:name="Section4">
                <text:p text:style-name="Text_20_body">Once the analytical modeling has concluded, the next step is to package and present the modeling results to the stakeholders. This can often be challenging, as stakeholders may or may not be familiar with the modeling techniques. Therefore, we must present our findings to an assumed non-technical audience and be prepared to discuss the details, if needed. In this module, we will discuss and evaluate appropriate methods for communicating the results of our analytical analyses.</text:p>
                <text:p text:style-name="Text_20_body">Often, an advanced analytical model identifies patterns in data that were previously unknown. Additionally, these patterns may challenge existing processes or cultures within an organization. Therefore, as practitioners, we must be succinct and clear in how the steps and results of the modeling are captured, documented, and presented to the organizational stakeholders as well as the rest of the organization. For this module, we will begin to explore common techniques for ensuring our advanced analytics modeling is effectively communicated and achieves organizational goals.</text:p>
              </text:section>
            </text:section>
          </text:section>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7-25T20:38:30.833962286</dc:date>
    <meta:editing-duration>P2DT7H26M25S</meta:editing-duration>
    <meta:editing-cycles>49</meta:editing-cycles>
    <meta:generator>LibreOffice/6.4.7.2$Linux_X86_64 LibreOffice_project/40$Build-2</meta:generator>
    <meta:document-statistic meta:table-count="0" meta:image-count="0" meta:object-count="0" meta:page-count="1" meta:paragraph-count="9" meta:word-count="188" meta:character-count="1269" meta:non-whitespace-character-count="1091"/>
  </office:meta>
</office:document-meta>
</file>